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
      <text:p text:style-name="Text_20_body">Then the angel told the women, “Go and tell the disciples, ‘Jesus has risen from the dead and he will go to Galilee ahead of you.’”</text:p>
      <text:h text:style-name="Heading_20_9" text:outline-level="9">41-07</text:h>
      <text:p text:style-name="First_20_paragraph"/>
      <text:p text:style-name="Text_20_body">The women were amazed and very joyful. They ran to tell the disciples the good news.</text:p>
      <text:h text:style-name="Heading_20_9" text:outline-level="9">41-08</text:h>
      <text:p text:style-name="First_20_paragraph"/>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45Z</meta:creation-date>
    <dc:date>2023-05-24T11:34:45Z</dc:date>
  </office:meta>
</office:document-meta>
</file>